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54800004F1D00003B560378609D.wmf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XB Tabriz'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37cm" svg:height="0.911cm" svg:x="10.696cm" svg:y="1.095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1" draw:text-style-name="P1" draw:layer="layout" svg:width="1.2cm" svg:height="0.911cm" svg:x="10.564cm" svg:y="2.881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layer="layout" svg:width="0.547cm" svg:height="0.53cm" svg:x="3.399cm" svg:y="0.5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65cm" svg:height="0.53cm" svg:x="3.453cm" svg:y="2.7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352cm" svg:height="0.47cm" svg:x="9.042cm" svg:y="1.2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352cm" svg:height="0.47cm" svg:x="9.042cm" svg:y="3.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2.92cm" svg:height="0.53cm" svg:x="0.392cm" svg:y="3.6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6.094cm" svg:height="4.571cm" svg:x="3.425cm" svg:y="0.242cm">
          <draw:image xlink:href="Pictures/2000054800004F1D00003B560378609D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2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row>
        <msub>
          <mi>v</mi>
          <mi>o</mi>
        </msub>
        <mo stretchy="false">=</mo>
        <mrow>
          <mrow>
            <mo stretchy="false">−</mo>
            <mn>4.109</mn>
          </mrow>
          <mo stretchy="false">×</mo>
          <msub>
            <mi>v</mi>
            <mi>s</mi>
          </msub>
        </mrow>
      </mrow>
    </mrow>
    <annotation encoding="StarMath 5.0">v_o = -4.109 times v_s</annotation>
  </semantics>
</math>
</file>